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4.972cm" fo:margin-left="0.219cm" fo:margin-top="0cm" fo:margin-bottom="0cm" table:align="left" style:writing-mode="lr-tb"/>
    </style:style>
    <style:style style:name="Table1.A" style:family="table-column">
      <style:table-column-properties style:column-width="7.318cm"/>
    </style:style>
    <style:style style:name="Table1.B" style:family="table-column">
      <style:table-column-properties style:column-width="7.652cm"/>
    </style:style>
    <style:style style:name="Table1.1" style:family="table-row">
      <style:table-row-properties style:min-row-height="0.704cm" fo:keep-together="auto"/>
    </style:style>
    <style:style style:name="Table1.A1" style:family="table-cell">
      <style:table-cell-properties fo:padding-left="0.009cm" fo:padding-right="0.009cm" fo:padding-top="0cm" fo:padding-bottom="0cm" fo:border="0.5pt solid #000000"/>
    </style:style>
    <style:style style:name="Table1.2" style:family="table-row">
      <style:table-row-properties style:min-row-height="1.325cm" fo:keep-together="auto"/>
    </style:style>
    <style:style style:name="P1" style:family="paragraph" style:parent-style-name="Standard">
      <style:paragraph-properties fo:margin-left="0.201cm" fo:margin-right="0cm" fo:margin-top="0.494cm" fo:margin-bottom="0cm" loext:contextual-spacing="false" fo:text-align="start" style:justify-single-word="false" fo:text-indent="0cm" style:auto-text-indent="false"/>
    </style:style>
    <style:style style:name="P2" style:family="paragraph" style:parent-style-name="Title" style:master-page-name="Standard">
      <style:paragraph-properties style:page-number="auto"/>
    </style:style>
    <style:style style:name="P3" style:family="paragraph" style:parent-style-name="Table_20_Paragraph">
      <style:paragraph-properties fo:line-height="0.559cm"/>
    </style:style>
    <style:style style:name="P4" style:family="paragraph" style:parent-style-name="Table_20_Paragraph">
      <style:paragraph-properties fo:margin-top="0.118cm" fo:margin-bottom="0cm" loext:contextual-spacing="false"/>
    </style:style>
    <style:style style:name="P5" style:family="paragraph" style:parent-style-name="Table_20_Paragraph">
      <style:paragraph-properties fo:margin-top="0.078cm" fo:margin-bottom="0cm" loext:contextual-spacing="false" style:line-height-at-least="0.6cm"/>
    </style:style>
    <style:style style:name="P6" style:family="paragraph" style:parent-style-name="Text_20_body">
      <style:text-properties fo:font-size="13pt" fo:font-weight="bold" style:font-size-asian="13pt" style:font-weight-asian="bold"/>
    </style:style>
    <style:style style:name="P7" style:family="paragraph" style:parent-style-name="Text_20_body">
      <style:paragraph-properties fo:margin-left="0.201cm" fo:margin-right="1.118cm" fo:margin-top="0.282cm" fo:margin-bottom="0cm" loext:contextual-spacing="false" fo:line-height="111%" fo:text-indent="0cm" style:auto-text-indent="false"/>
    </style:style>
    <style:style style:name="T1" style:family="text">
      <style:text-properties style:text-underline-style="solid" style:text-underline-width="bold" style:text-underline-color="font-color"/>
    </style:style>
    <style:style style:name="T2" style:family="text">
      <style:text-properties fo:letter-spacing="0.03cm" style:text-underline-style="solid" style:text-underline-width="bold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3pt" style:font-size-asian="13pt"/>
    </style:style>
    <style:style style:name="T5" style:family="text">
      <style:text-properties fo:font-size="13pt" fo:letter-spacing="0.007cm" style:font-size-asian="13pt"/>
    </style:style>
    <style:style style:name="T6" style:family="text">
      <style:text-properties fo:font-size="13pt" fo:letter-spacing="0.009cm" style:font-size-asian="13pt"/>
    </style:style>
    <style:style style:name="T7" style:family="text">
      <style:text-properties fo:font-size="13pt" fo:letter-spacing="0.018cm" style:font-size-asian="13pt"/>
    </style:style>
    <style:style style:name="T8" style:family="text">
      <style:text-properties fo:font-size="13pt" fo:letter-spacing="0.019cm" style:font-size-asian="13pt"/>
    </style:style>
    <style:style style:name="T9" style:family="text">
      <style:text-properties fo:font-size="13pt" fo:letter-spacing="-0.097cm" style:font-size-asian="13pt"/>
    </style:style>
    <style:style style:name="T10" style:family="text">
      <style:text-properties fo:font-size="13pt" fo:letter-spacing="-0.009cm" style:font-size-asian="13pt"/>
    </style:style>
    <style:style style:name="T11" style:family="text">
      <style:text-properties fo:font-size="10pt" style:font-size-asian="10pt" style:text-scale="105%"/>
    </style:style>
    <style:style style:name="T12" style:family="text">
      <style:text-properties fo:font-size="10pt" officeooo:rsid="001f0249" style:font-size-asian="10pt" style:text-scale="105%"/>
    </style:style>
    <style:style style:name="T13" style:family="text">
      <style:text-properties fo:font-size="11pt" style:text-underline-style="solid" style:text-underline-width="auto" style:text-underline-color="font-color" fo:font-weight="bold" style:font-size-asian="11pt" style:font-weight-asian="bold" style:text-scale="105%"/>
    </style:style>
    <style:style style:name="T14" style:family="text">
      <style:text-properties fo:font-size="11pt" fo:font-weight="bold" style:font-size-asian="11pt" style:font-weight-asian="bold"/>
    </style:style>
    <style:style style:name="T15" style:family="text">
      <style:text-properties style:text-scale="105%"/>
    </style:style>
    <style:style style:name="T16" style:family="text">
      <style:text-properties fo:letter-spacing="0.002cm" style:text-scale="105%"/>
    </style:style>
    <style:style style:name="T17" style:family="text">
      <style:text-properties fo:letter-spacing="-0.002cm" style:text-scale="105%"/>
    </style:style>
    <style:style style:name="T18" style:family="text">
      <style:text-properties fo:letter-spacing="-0.018cm" style:text-scale="105%"/>
    </style:style>
    <style:style style:name="T19" style:family="text">
      <style:text-properties fo:letter-spacing="-0.016cm" style:text-scale="105%"/>
    </style:style>
    <style:style style:name="T20" style:family="text">
      <style:text-properties fo:letter-spacing="-0.019cm" style:text-scale="105%"/>
    </style:style>
    <style:style style:name="T21" style:family="text">
      <style:text-properties fo:letter-spacing="-0.021cm" style:text-scale="105%"/>
    </style:style>
    <style:style style:name="T22" style:family="text">
      <style:text-properties fo:letter-spacing="-0.014cm" style:text-scale="105%"/>
    </style:style>
    <style:style style:name="T23" style:family="text">
      <style:text-properties fo:letter-spacing="-0.011cm" style:text-scale="105%"/>
    </style:style>
    <style:style style:name="T24" style:family="text">
      <style:text-properties fo:letter-spacing="-0.078cm" style:text-scale="105%"/>
    </style:style>
    <style:style style:name="T25" style:family="text">
      <style:text-properties fo:letter-spacing="-0.079cm" style:text-scale="105%"/>
    </style:style>
    <style:style style:name="T26" style:family="text">
      <style:text-properties fo:letter-spacing="-0.009cm" style:text-scale="105%"/>
    </style:style>
    <style:style style:name="T27" style:family="text">
      <style:text-properties fo:letter-spacing="-0.012cm" style:text-scale="105%"/>
    </style:style>
    <style:style style:name="T28" style:family="text">
      <style:text-properties fo:letter-spacing="-0.007cm" style:text-scale="105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OJECT</text:span><text:span text:style-name="T2"> </text:span><text:span text:style-name="T1">OBJECTIVE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4">TEAM</text:span><text:span text:style-name="T5"> </text:span><text:span text:style-name="T4">ID</text:span></text:p>
          </table:table-cell>
          <table:table-cell table:style-name="Table1.A1" office:value-type="string">
            <text:p text:style-name="Table_20_Paragraph"><text:span text:style-name="T11">PNT2022TMID</text:span><text:span text:style-name="T12">41935</text:span></text:p>
          </table:table-cell>
        </table:table-row>
        <table:table-row table:style-name="Table1.2">
          <table:table-cell table:style-name="Table1.A1" office:value-type="string">
            <text:p text:style-name="P4"><text:span text:style-name="T4">PROJECT</text:span><text:span text:style-name="T6"> </text:span><text:span text:style-name="T4">NAME</text:span></text:p>
          </table:table-cell>
          <table:table-cell table:style-name="Table1.A1" office:value-type="string">
            <text:p text:style-name="P5"><text:span text:style-name="T4">Smart</text:span><text:span text:style-name="T6"> </text:span><text:span text:style-name="T4">waste</text:span><text:span text:style-name="T6"> </text:span><text:span text:style-name="T4">management</text:span><text:span text:style-name="T7"> </text:span><text:span text:style-name="T4">system</text:span><text:span text:style-name="T8"> </text:span><text:span text:style-name="T4">for</text:span><text:span text:style-name="T9"> </text:span><text:span text:style-name="T4">metropolitan</text:span><text:span text:style-name="T10"> </text:span><text:span text:style-name="T4">cities</text:span></text:p>
          </table:table-cell>
        </table:table-row>
      </table:table>
      <text:p text:style-name="P1"><text:span text:style-name="T13">ABSTRACT:</text:span></text:p>
      <text:p text:style-name="P7"><text:span text:style-name="T15">The Internet of Things (IoT) paradigm plays a vital role for improving smart city applications by</text:span><text:span text:style-name="T16"> </text:span><text:span text:style-name="T17">tracking</text:span><text:span text:style-name="T18"> </text:span><text:span text:style-name="T15">and</text:span><text:span text:style-name="T18"> </text:span><text:span text:style-name="T15">managing</text:span><text:span text:style-name="T19"> </text:span><text:span text:style-name="T15">city</text:span><text:span text:style-name="T18"> </text:span><text:span text:style-name="T15">processes</text:span><text:span text:style-name="T18"> </text:span><text:span text:style-name="T15">in</text:span><text:span text:style-name="T18"> </text:span><text:span text:style-name="T15">real-time.</text:span><text:span text:style-name="T19"> </text:span><text:span text:style-name="T15">One</text:span><text:span text:style-name="T18"> </text:span><text:span text:style-name="T15">of</text:span><text:span text:style-name="T20"> </text:span><text:span text:style-name="T15">the</text:span><text:span text:style-name="T18"> </text:span><text:span text:style-name="T15">most</text:span><text:span text:style-name="T19"> </text:span><text:span text:style-name="T15">significant</text:span><text:span text:style-name="T19"> </text:span><text:span text:style-name="T15">issues</text:span><text:span text:style-name="T18"> </text:span><text:span text:style-name="T15">associated</text:span><text:span text:style-name="T18"> </text:span><text:span text:style-name="T15">with</text:span><text:span text:style-name="T16"> </text:span><text:span text:style-name="T15">smart city applications is solid waste management, which has a negative impact on our society’s</text:span><text:span text:style-name="T16"> </text:span><text:span text:style-name="T15">health</text:span><text:span text:style-name="T20"> </text:span><text:span text:style-name="T15">and</text:span><text:span text:style-name="T20"> </text:span><text:span text:style-name="T15">the</text:span><text:span text:style-name="T20"> </text:span><text:span text:style-name="T15">environment.</text:span><text:span text:style-name="T18"> </text:span><text:span text:style-name="T15">The</text:span><text:span text:style-name="T20"> </text:span><text:span text:style-name="T15">traditional</text:span><text:span text:style-name="T21"> </text:span><text:span text:style-name="T15">waste</text:span><text:span text:style-name="T18"> </text:span><text:span text:style-name="T15">management</text:span><text:span text:style-name="T18"> </text:span><text:span text:style-name="T15">process</text:span><text:span text:style-name="T20"> </text:span><text:span text:style-name="T15">begins</text:span><text:span text:style-name="T21"> </text:span><text:span text:style-name="T15">with</text:span><text:span text:style-name="T18"> </text:span><text:span text:style-name="T15">waste</text:span><text:span text:style-name="T18"> </text:span><text:span text:style-name="T15">created</text:span><text:span text:style-name="T16"> </text:span><text:span text:style-name="T15">by</text:span><text:span text:style-name="T19"> </text:span><text:span text:style-name="T15">city</text:span><text:span text:style-name="T19"> </text:span><text:span text:style-name="T15">residents</text:span><text:span text:style-name="T18"> </text:span><text:span text:style-name="T15">and</text:span><text:span text:style-name="T18"> </text:span><text:span text:style-name="T15">disposed</text:span><text:span text:style-name="T19"> </text:span><text:span text:style-name="T15">of</text:span><text:span text:style-name="T18"> </text:span><text:span text:style-name="T15">in</text:span><text:span text:style-name="T18"> </text:span><text:span text:style-name="T15">garbage</text:span><text:span text:style-name="T22"> </text:span><text:span text:style-name="T15">bins</text:span><text:span text:style-name="T18"> </text:span><text:span text:style-name="T15">at</text:span><text:span text:style-name="T22"> </text:span><text:span text:style-name="T15">the</text:span><text:span text:style-name="T19"> </text:span><text:span text:style-name="T15">source.</text:span><text:span text:style-name="T19"> </text:span><text:span text:style-name="T15">Municipal</text:span><text:span text:style-name="T18"> </text:span><text:span text:style-name="T15">department</text:span><text:span text:style-name="T22"> </text:span><text:span text:style-name="T15">trucks</text:span><text:span text:style-name="T18"> </text:span><text:span text:style-name="T15">collect</text:span><text:span text:style-name="T16"> </text:span><text:span text:style-name="T15">garbage</text:span><text:span text:style-name="T18"> </text:span><text:span text:style-name="T15">and</text:span><text:span text:style-name="T18"> </text:span><text:span text:style-name="T15">move</text:span><text:span text:style-name="T19"> </text:span><text:span text:style-name="T15">it</text:span><text:span text:style-name="T19"> </text:span><text:span text:style-name="T15">to</text:span><text:span text:style-name="T18"> </text:span><text:span text:style-name="T15">recycling</text:span><text:span text:style-name="T18"> </text:span><text:span text:style-name="T15">centers</text:span><text:span text:style-name="T18"> </text:span><text:span text:style-name="T15">on</text:span><text:span text:style-name="T18"> </text:span><text:span text:style-name="T15">a</text:span><text:span text:style-name="T18"> </text:span><text:span text:style-name="T15">fixed</text:span><text:span text:style-name="T18"> </text:span><text:span text:style-name="T15">schedule.</text:span><text:span text:style-name="T18"> </text:span><text:span text:style-name="T15">Municipalities</text:span><text:span text:style-name="T20"> </text:span><text:span text:style-name="T15">and</text:span><text:span text:style-name="T18"> </text:span><text:span text:style-name="T15">waste</text:span><text:span text:style-name="T19"> </text:span><text:span text:style-name="T15">management</text:span><text:span text:style-name="T16"> </text:span><text:span text:style-name="T17">companies</text:span><text:span text:style-name="T18"> </text:span><text:span text:style-name="T15">fail</text:span><text:span text:style-name="T18"> </text:span><text:span text:style-name="T15">to</text:span><text:span text:style-name="T20"> </text:span><text:span text:style-name="T15">keep</text:span><text:span text:style-name="T19"> </text:span><text:span text:style-name="T15">up</text:span><text:span text:style-name="T18"> </text:span><text:span text:style-name="T15">with</text:span><text:span text:style-name="T18"> </text:span><text:span text:style-name="T15">outdoor</text:span><text:span text:style-name="T21"> </text:span><text:span text:style-name="T15">containers,</text:span><text:span text:style-name="T19"> </text:span><text:span text:style-name="T15">making</text:span><text:span text:style-name="T19"> </text:span><text:span text:style-name="T15">it</text:span><text:span text:style-name="T19"> </text:span><text:span text:style-name="T15">impossible</text:span><text:span text:style-name="T18"> </text:span><text:span text:style-name="T15">to</text:span><text:span text:style-name="T20"> </text:span><text:span text:style-name="T15">determine</text:span><text:span text:style-name="T19"> </text:span><text:span text:style-name="T15">when</text:span><text:span text:style-name="T19"> </text:span><text:span text:style-name="T15">to</text:span><text:span text:style-name="T20"> </text:span><text:span text:style-name="T15">clean</text:span><text:span text:style-name="T16"> </text:span><text:span text:style-name="T15">them</text:span><text:span text:style-name="T18"> </text:span><text:span text:style-name="T15">or</text:span><text:span text:style-name="T20"> </text:span><text:span text:style-name="T15">when</text:span><text:span text:style-name="T19"> </text:span><text:span text:style-name="T15">they</text:span><text:span text:style-name="T19"> </text:span><text:span text:style-name="T15">are</text:span><text:span text:style-name="T22"> </text:span><text:span text:style-name="T15">full.</text:span><text:span text:style-name="T19"> </text:span><text:span text:style-name="T15">This</text:span><text:span text:style-name="T23"> </text:span><text:span text:style-name="T15">work</text:span><text:span text:style-name="T19"> </text:span><text:span text:style-name="T15">proposes</text:span><text:span text:style-name="T18"> </text:span><text:span text:style-name="T15">an</text:span><text:span text:style-name="T19"> </text:span><text:span text:style-name="T15">IoT-enabled</text:span><text:span text:style-name="T19"> </text:span><text:span text:style-name="T15">solid</text:span><text:span text:style-name="T19"> </text:span><text:span text:style-name="T15">waste</text:span><text:span text:style-name="T22"> </text:span><text:span text:style-name="T15">management</text:span><text:span text:style-name="T22"> </text:span><text:span text:style-name="T15">system</text:span><text:span text:style-name="T19"> </text:span><text:span text:style-name="T15">for</text:span><text:span text:style-name="T16"> </text:span><text:span text:style-name="T15">smart cities to overcome the limitations of the traditional waste management systems. The</text:span><text:span text:style-name="T16"> </text:span><text:span text:style-name="T15">proposed architecture consists of two types of end sensor nodes: PBLMU (Public Bin Level</text:span><text:span text:style-name="T16"> </text:span><text:span text:style-name="T15">Monitoring Unit) and HBLMU (Home Bin Level Monitoring Unit), which are used to track bins in</text:span><text:span text:style-name="T16"> </text:span><text:span text:style-name="T17">public</text:span><text:span text:style-name="T19"> </text:span><text:span text:style-name="T17">and</text:span><text:span text:style-name="T20"> </text:span><text:span text:style-name="T17">residential</text:span><text:span text:style-name="T19"> </text:span><text:span text:style-name="T15">areas,</text:span><text:span text:style-name="T18"> </text:span><text:span text:style-name="T15">respectively.</text:span><text:span text:style-name="T19"> </text:span><text:span text:style-name="T15">The</text:span><text:span text:style-name="T18"> </text:span><text:span text:style-name="T15">PBLMUs</text:span><text:span text:style-name="T18"> </text:span><text:span text:style-name="T15">and</text:span><text:span text:style-name="T20"> </text:span><text:span text:style-name="T15">HBLMUs</text:span><text:span text:style-name="T18"> </text:span><text:span text:style-name="T15">measure</text:span><text:span text:style-name="T19"> </text:span><text:span text:style-name="T15">the</text:span><text:span text:style-name="T18"> </text:span><text:span text:style-name="T15">unfilled</text:span><text:span text:style-name="T19"> </text:span><text:span text:style-name="T15">level</text:span><text:span text:style-name="T18"> </text:span><text:span text:style-name="T15">of</text:span><text:span text:style-name="T20"> </text:span><text:span text:style-name="T15">the</text:span><text:span text:style-name="T24"> </text:span><text:span text:style-name="T15">trash bin and its location data, process it, and transmit it to a central monitoring station for storage</text:span><text:span text:style-name="T25"> </text:span><text:span text:style-name="T15">and analysis. An intelligent Graphical User Interface (GUI) enables the waste collection authority to</text:span><text:span text:style-name="T25"> </text:span><text:span text:style-name="T15">view and evaluate the unfilled status of each trash bin. To validate the proposed system</text:span><text:span text:style-name="T16"> </text:span><text:span text:style-name="T15">architecture, the following significant experiments were conducted: (a) Eight trash bins were</text:span><text:span text:style-name="T16"> </text:span><text:span text:style-name="T15">equipped with PBLMUs and connected to a LoRaWAN network and another eight trash bins were</text:span><text:span text:style-name="T16"> </text:span><text:span text:style-name="T15">equipped</text:span><text:span text:style-name="T19"> </text:span><text:span text:style-name="T15">with</text:span><text:span text:style-name="T22"> </text:span><text:span text:style-name="T15">HBLMUs</text:span><text:span text:style-name="T18"> </text:span><text:span text:style-name="T15">and</text:span><text:span text:style-name="T19"> </text:span><text:span text:style-name="T15">connected</text:span><text:span text:style-name="T19"> </text:span><text:span text:style-name="T15">to</text:span><text:span text:style-name="T19"> </text:span><text:span text:style-name="T15">a</text:span><text:span text:style-name="T22"> </text:span><text:span text:style-name="T15">Wi-Fi</text:span><text:span text:style-name="T19"> </text:span><text:span text:style-name="T15">network.</text:span><text:span text:style-name="T22"> </text:span><text:span text:style-name="T15">The</text:span><text:span text:style-name="T19"> </text:span><text:span text:style-name="T15">trash</text:span><text:span text:style-name="T22"> </text:span><text:span text:style-name="T15">bins</text:span><text:span text:style-name="T26"> </text:span><text:span text:style-name="T15">were</text:span><text:span text:style-name="T22"> </text:span><text:span text:style-name="T15">filled</text:span><text:span text:style-name="T22"> </text:span><text:span text:style-name="T15">with</text:span><text:span text:style-name="T19"> </text:span><text:span text:style-name="T15">wastes</text:span><text:span text:style-name="T22"> </text:span><text:span text:style-name="T15">at</text:span><text:span text:style-name="T16"> </text:span><text:span text:style-name="T15">different</text:span><text:span text:style-name="T18"> </text:span><text:span text:style-name="T15">levels</text:span><text:span text:style-name="T18"> </text:span><text:span text:style-name="T15">and</text:span><text:span text:style-name="T20"> </text:span><text:span text:style-name="T15">the</text:span><text:span text:style-name="T18"> </text:span><text:span text:style-name="T15">corresponding</text:span><text:span text:style-name="T19"> </text:span><text:span text:style-name="T15">unfilled</text:span><text:span text:style-name="T18"> </text:span><text:span text:style-name="T15">levels</text:span><text:span text:style-name="T20"> </text:span><text:span text:style-name="T15">of</text:span><text:span text:style-name="T21"> </text:span><text:span text:style-name="T15">every</text:span><text:span text:style-name="T18"> </text:span><text:span text:style-name="T15">trash</text:span><text:span text:style-name="T18"> </text:span><text:span text:style-name="T15">bin</text:span><text:span text:style-name="T18"> </text:span><text:span text:style-name="T15">were</text:span><text:span text:style-name="T19"> </text:span><text:span text:style-name="T15">monitored</text:span><text:span text:style-name="T18"> </text:span><text:span text:style-name="T15">through</text:span><text:span text:style-name="T18"> </text:span><text:span text:style-name="T15">the</text:span><text:span text:style-name="T16"> </text:span><text:span text:style-name="T15">intelligent GUI. (b) An experimental setup was arranged to measure the sleep current and active</text:span><text:span text:style-name="T16"> </text:span><text:span text:style-name="T15">current contributions of a PBLMU to estimate its average current consumption. (c) The life</text:span><text:span text:style-name="T16"> </text:span><text:span text:style-name="T15">expectancy</text:span><text:span text:style-name="T22"> </text:span><text:span text:style-name="T15">of</text:span><text:span text:style-name="T19"> </text:span><text:span text:style-name="T15">a</text:span><text:span text:style-name="T27"> </text:span><text:span text:style-name="T15">PBLMU</text:span><text:span text:style-name="T19"> </text:span><text:span text:style-name="T15">was</text:span><text:span text:style-name="T22"> </text:span><text:span text:style-name="T15">estimated</text:span><text:span text:style-name="T27"> </text:span><text:span text:style-name="T15">as</text:span><text:span text:style-name="T22"> </text:span><text:span text:style-name="T15">approximately</text:span><text:span text:style-name="T28"> </text:span><text:span text:style-name="T15">70</text:span><text:span text:style-name="T19"> </text:span><text:span text:style-name="T15">days</text:span><text:span text:style-name="T22"> </text:span><text:span text:style-name="T15">under</text:span><text:span text:style-name="T19"> </text:span><text:span text:style-name="T15">hypothetical</text:span><text:span text:style-name="T22"> </text:span><text:span text:style-name="T15">condi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14cm" fo:margin-bottom="0cm" loext:contextual-spacing="false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Standard" style:default-outline-level="" style:class="chapter">
      <style:paragraph-properties fo:margin-left="3.845cm" fo:margin-right="4.84cm" fo:line-height="1.09cm" fo:text-align="center" style:justify-single-word="false" fo:text-indent="0cm" style:auto-text-indent="false"/>
      <style:text-properties style:font-name="Calibri" fo:font-family="Calibri" style:font-family-generic="roman" style:font-pitch="variable" fo:font-size="26pt" fo:language="en" fo:country="US" style:text-underline-style="solid" style:text-underline-width="auto" style:text-underline-color="#000000" fo:font-weight="bold" style:font-name-asian="Calibri1" style:font-family-asian="Calibri" style:font-family-generic-asian="system" style:font-pitch-asian="variable" style:font-size-asian="26pt" style:language-asian="en" style:country-asian="US" style:font-weight-asian="bold" style:font-name-complex="Calibri1" style:font-family-complex="Calibri" style:font-family-generic-complex="system" style:font-pitch-complex="variable" style:font-size-complex="26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82cm" fo:margin-right="0cm" fo:margin-top="0.111cm" fo:margin-bottom="0cm" loext:contextual-spacing="false" fo:text-indent="0cm" style:auto-text-indent="false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34cm" fo:margin-bottom="0.494cm" fo:margin-left="2.187cm" fo:margin-right="3.034cm" style:writing-mode="lr-tb" style:layout-grid-color="#c0c0c0" style:layout-grid-lines="250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919843418515</meta:initial-creator>
    <meta:creation-date>2022-11-26T15:56:15</meta:creation-date>
    <dc:date>2022-11-26T21:45:10.113000000</dc:date>
    <meta:editing-duration>PT45S</meta:editing-duration>
    <meta:generator>Trio_Office/6.2.8.2$Windows_x86 LibreOffice_project/</meta:generator>
    <meta:editing-cycles>1</meta:editing-cycles>
    <meta:document-statistic meta:table-count="1" meta:image-count="0" meta:object-count="0" meta:page-count="1" meta:paragraph-count="7" meta:word-count="343" meta:character-count="2227" meta:non-whitespace-character-count="1891"/>
    <meta:user-defined meta:name="AppVersion">12.0000</meta:user-defined>
    <meta:user-defined meta:name="Created" meta:value-type="date">2022-11-13T00:00:00</meta:user-defined>
    <meta:user-defined meta:name="Creator">Microsoft Word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11-2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